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6.96cm" fo:margin-left="0.064cm" table:align="left"/>
    </style:style>
    <style:style style:name="Table3.A" style:family="table-column">
      <style:table-column-properties style:column-width="16.96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878d" officeooo:paragraph-rsid="0012878d"/>
    </style:style>
    <style:style style:name="P2" style:family="paragraph" style:parent-style-name="Standard">
      <style:text-properties officeooo:rsid="0012878d" officeooo:paragraph-rsid="001632f1"/>
    </style:style>
    <style:style style:name="P3" style:family="paragraph" style:parent-style-name="Standard">
      <style:text-properties officeooo:rsid="001350da" officeooo:paragraph-rsid="001350da"/>
    </style:style>
    <style:style style:name="P4" style:family="paragraph" style:parent-style-name="Standard">
      <style:text-properties officeooo:rsid="001350da" officeooo:paragraph-rsid="0016020e"/>
    </style:style>
    <style:style style:name="P5" style:family="paragraph" style:parent-style-name="Standard">
      <style:text-properties officeooo:rsid="00151232" officeooo:paragraph-rsid="00151232"/>
    </style:style>
    <style:style style:name="P6" style:family="paragraph" style:parent-style-name="Standard">
      <style:text-properties officeooo:rsid="0016020e" officeooo:paragraph-rsid="0016020e"/>
    </style:style>
    <style:style style:name="P7" style:family="paragraph" style:parent-style-name="Standard">
      <style:text-properties officeooo:rsid="001632f1" officeooo:paragraph-rsid="001632f1"/>
    </style:style>
    <style:style style:name="P8" style:family="paragraph" style:parent-style-name="Standard">
      <style:text-properties officeooo:rsid="0016978e" officeooo:paragraph-rsid="0016978e"/>
    </style:style>
    <style:style style:name="P9" style:family="paragraph" style:parent-style-name="Standard">
      <style:text-properties officeooo:rsid="00185946" officeooo:paragraph-rsid="00185946"/>
    </style:style>
    <style:style style:name="P10" style:family="paragraph" style:parent-style-name="Standard">
      <style:text-properties officeooo:rsid="001a5518" officeooo:paragraph-rsid="001a5518"/>
    </style:style>
    <style:style style:name="P11" style:family="paragraph" style:parent-style-name="Standard">
      <style:text-properties officeooo:rsid="001bf7e5" officeooo:paragraph-rsid="001bf7e5"/>
    </style:style>
    <style:style style:name="P12" style:family="paragraph" style:parent-style-name="Standard">
      <style:text-properties officeooo:rsid="001cfdcc" officeooo:paragraph-rsid="001cfdcc"/>
    </style:style>
    <style:style style:name="P13" style:family="paragraph" style:parent-style-name="Standard">
      <style:text-properties officeooo:rsid="001cfdcc" officeooo:paragraph-rsid="002126e5"/>
    </style:style>
    <style:style style:name="P14" style:family="paragraph" style:parent-style-name="Standard">
      <style:text-properties officeooo:rsid="001d8844" officeooo:paragraph-rsid="0026caf6"/>
    </style:style>
    <style:style style:name="P15" style:family="paragraph" style:parent-style-name="Standard">
      <style:text-properties officeooo:rsid="001e3ffd" officeooo:paragraph-rsid="001e3ffd"/>
    </style:style>
    <style:style style:name="P16" style:family="paragraph" style:parent-style-name="Standard">
      <style:text-properties officeooo:rsid="001e3ffd" officeooo:paragraph-rsid="0026caf6"/>
    </style:style>
    <style:style style:name="P17" style:family="paragraph" style:parent-style-name="Standard">
      <style:text-properties officeooo:rsid="002248fb" officeooo:paragraph-rsid="002248fb"/>
    </style:style>
    <style:style style:name="P18" style:family="paragraph" style:parent-style-name="Standard">
      <style:text-properties officeooo:rsid="0023b409" officeooo:paragraph-rsid="0023b409"/>
    </style:style>
    <style:style style:name="P19" style:family="paragraph" style:parent-style-name="Standard">
      <style:text-properties officeooo:rsid="0028bbcf" officeooo:paragraph-rsid="0028bbcf"/>
    </style:style>
    <style:style style:name="P20" style:family="paragraph" style:parent-style-name="Standard">
      <style:text-properties officeooo:rsid="002995b3" officeooo:paragraph-rsid="002995b3"/>
    </style:style>
    <style:style style:name="P21" style:family="paragraph" style:parent-style-name="Standard">
      <style:text-properties officeooo:rsid="002b570d" officeooo:paragraph-rsid="002b570d"/>
    </style:style>
    <style:style style:name="P22" style:family="paragraph" style:parent-style-name="Standard">
      <style:text-properties officeooo:rsid="002d0cd9" officeooo:paragraph-rsid="002d0cd9"/>
    </style:style>
    <style:style style:name="P23" style:family="paragraph" style:parent-style-name="Standard">
      <style:text-properties officeooo:rsid="002d9152" officeooo:paragraph-rsid="002d9152"/>
    </style:style>
    <style:style style:name="P24" style:family="paragraph" style:parent-style-name="Standard">
      <style:text-properties officeooo:rsid="002fe37a" officeooo:paragraph-rsid="002fe37a"/>
    </style:style>
    <style:style style:name="P25" style:family="paragraph" style:parent-style-name="Standard">
      <style:text-properties officeooo:rsid="002ff418" officeooo:paragraph-rsid="002ff418"/>
    </style:style>
    <style:style style:name="P26" style:family="paragraph" style:parent-style-name="Standard">
      <style:text-properties officeooo:rsid="0032fa97" officeooo:paragraph-rsid="0032fa97"/>
    </style:style>
    <style:style style:name="P27" style:family="paragraph" style:parent-style-name="Standard">
      <style:text-properties style:font-name="DejaVu Sans Mono" fo:font-size="10pt" officeooo:rsid="002fe37a" officeooo:paragraph-rsid="0032fa97" style:font-size-asian="10pt" style:font-size-complex="10pt"/>
    </style:style>
    <style:style style:name="P28" style:family="paragraph" style:parent-style-name="Standard">
      <style:text-properties style:font-name="DejaVu Sans Mono" fo:font-size="10pt" officeooo:rsid="002995b3" officeooo:paragraph-rsid="002995b3" style:font-size-asian="10pt" style:font-size-complex="10pt"/>
    </style:style>
    <style:style style:name="P29" style:family="paragraph" style:parent-style-name="Standard">
      <style:text-properties officeooo:rsid="0033fd88" officeooo:paragraph-rsid="0033fd88"/>
    </style:style>
    <style:style style:name="P30" style:family="paragraph" style:parent-style-name="Standard">
      <style:text-properties officeooo:rsid="003436b4" officeooo:paragraph-rsid="003436b4"/>
    </style:style>
    <style:style style:name="P31" style:family="paragraph" style:parent-style-name="Title">
      <style:paragraph-properties fo:text-align="start" style:justify-single-word="false"/>
    </style:style>
    <style:style style:name="P32" style:family="paragraph" style:parent-style-name="Table_20_Contents">
      <style:text-properties style:font-name="DejaVu Sans Mono" fo:font-size="10pt" officeooo:rsid="0032fa97" officeooo:paragraph-rsid="0032fa97" style:font-size-asian="10pt" style:font-size-complex="10pt"/>
    </style:style>
    <style:style style:name="P33" style:family="paragraph" style:parent-style-name="Table_20_Contents">
      <style:text-properties style:font-name="DejaVu Sans Mono" fo:font-size="10pt" officeooo:rsid="00246413" officeooo:paragraph-rsid="00246413" style:font-size-asian="10pt" style:font-size-complex="10pt"/>
    </style:style>
    <style:style style:name="P34" style:family="paragraph" style:parent-style-name="Standard">
      <style:text-properties officeooo:rsid="001e3ffd" officeooo:paragraph-rsid="003884ce"/>
    </style:style>
    <style:style style:name="P35" style:family="paragraph" style:parent-style-name="Standard">
      <style:text-properties officeooo:rsid="001e3ffd" officeooo:paragraph-rsid="00388d55"/>
    </style:style>
    <style:style style:name="P36" style:family="paragraph" style:parent-style-name="Heading_20_1" style:list-style-name=""/>
    <style:style style:name="P37" style:family="paragraph" style:parent-style-name="Heading_20_1">
      <style:paragraph-properties fo:break-before="page"/>
    </style:style>
    <style:style style:name="T1" style:family="text">
      <style:text-properties officeooo:rsid="00151232"/>
    </style:style>
    <style:style style:name="T2" style:family="text">
      <style:text-properties officeooo:rsid="001a5518"/>
    </style:style>
    <style:style style:name="T3" style:family="text">
      <style:text-properties officeooo:rsid="002b570d"/>
    </style:style>
    <style:style style:name="T4" style:family="text">
      <style:text-properties officeooo:rsid="003884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Connection</text:h>
      <text:h text:style-name="Heading_20_2" text:outline-level="2">VNC</text:h>
      <text:p text:style-name="P1">Once the VNC server is running, the passwords need to be set through the UI before access will be successful from tightvnc. </text:p>
      <text:p text:style-name="P1"/>
      <text:p text:style-name="P1"/>
      <text:h text:style-name="Heading_20_2" text:outline-level="2">PuTTY—gen </text:h>
      <text:p text:style-name="P6">Load the private key and save the public key to a text file (pi.txt)</text:p>
      <text:p text:style-name="P6">Copy this file to the raspberry</text:p>
      <text:p text:style-name="P7"/>
      <text:p text:style-name="P7"><text:a xlink:type="simple" xlink:href="https://www.raspberrypi.org/documentation/remote-access/ssh/windows.md" text:style-name="Internet_20_link" text:visited-style-name="Visited_20_Internet_20_Link">https://www.raspberrypi.org/documentation/remote-access/ssh/windows.md</text:a></text:p>
      <text:p text:style-name="P7"/>
      <text:p text:style-name="P7">Ensure to specify the putty private key file in the SSH-&gt;auth section of the connection setup.</text:p>
      <text:p text:style-name="P7"/>
      <text:p text:style-name="P7"/>
      <text:p text:style-name="P19">sudo usermod -aG sudo steve</text:p>
      <text:p text:style-name="P19">sudo usermod -aG i2c steve</text:p>
      <text:p text:style-name="P19"/>
      <text:p text:style-name="P19"/>
      <text:h text:style-name="Heading_20_1" text:outline-level="1">Django Setup</text:h>
      <text:p text:style-name="P18">repositories/django/ourhouse_project</text:p>
      <text:p text:style-name="P18"><text:tab/>ourhouse_env - virtualenv</text:p>
      <text:p text:style-name="P18"><text:tab/>SmartHome-Django – GIT repository (raspi_int for Interrupt).</text:p>
      <text:p text:style-name="P7"/>
      <text:p text:style-name="P6">scp pi.txt <text:a xlink:type="simple" xlink:href="mailto:steve@dev-pi" text:style-name="Internet_20_link" text:visited-style-name="Visited_20_Internet_20_Link">steve@dev-pi</text:a>:/home/steve/</text:p>
      <text:p text:style-name="P6"/>
      <text:p text:style-name="P2"/>
      <text:p text:style-name="P1"><text:span text:style-name="T1">p</text:span>ip3 install virtualenv</text:p>
      <text:p text:style-name="P1"/>
      <text:p text:style-name="P1">– With a virtualenv, the install will be contained for verification of the dependencies. This also means that sudo might not be needed?</text:p>
      <text:p text:style-name="P1"/>
      <text:p text:style-name="P1">mkdir -p repositories/django/ourhouse_project</text:p>
      <text:p text:style-name="P1">cd repositories/django/ourhouse_project</text:p>
      <text:p text:style-name="P1">virtualenv ourhouse_env</text:p>
      <text:p text:style-name="P1">git clone <text:a xlink:type="simple" xlink:href="mailto:git@github.com" text:style-name="Internet_20_link" text:visited-style-name="Visited_20_Internet_20_Link">git@github.com</text:a>:SteveMayze/SmartHome-Django.git</text:p>
      <text:p text:style-name="P1">. ourhouse_env/bin/activate</text:p>
      <text:p text:style-name="P1">cd SmartHome-Django</text:p>
      <text:p text:style-name="P1">pip install django</text:p>
      <text:p text:style-name="P1"/>
      <text:p text:style-name="Standard">sudo apt-get install libjpeg8-dev</text:p>
      <text:p text:style-name="P1"/>
      <text:p text:style-name="P1"><text:soft-page-break/>pip install Pillow</text:p>
      <text:p text:style-name="P1"/>
      <text:p text:style-name="P3">scp the secretkey.txt file from the original machine</text:p>
      <text:p text:style-name="P3"/>
      <text:p text:style-name="P3">pip install mod_wsgi-httpd</text:p>
      <text:p text:style-name="P5">This takes quite a long while to complete.</text:p>
      <text:p text:style-name="P3"/>
      <text:p text:style-name="P4">pip install mod_wsgi</text:p>
      <text:p text:style-name="P4"/>
      <text:p text:style-name="P6">pip install django-registration-redux</text:p>
      <text:p text:style-name="P4"/>
      <text:p text:style-name="P7">pip install django_pandas</text:p>
      <text:p text:style-name="P8">This takes quite a <text:span text:style-name="T2">very long </text:span>while to install</text:p>
      <text:p text:style-name="P7"/>
      <text:p text:style-name="P9">pip install matplotlib</text:p>
      <text:p text:style-name="P10">This takes quite a whilt to install</text:p>
      <text:p text:style-name="P9"/>
      <text:p text:style-name="P23">pip install Rpi.GPIO</text:p>
      <text:p text:style-name="P23"/>
      <text:h text:style-name="Heading_20_2" text:outline-level="2">Channels</text:h>
      <text:p text:style-name="P16">https://channels.readthedocs.io/en/stable/installation.html</text:p>
      <text:p text:style-name="P14">pip install -U channels</text:p>
      <text:h text:style-name="Heading_20_2" text:outline-level="2">Initialise the Database</text:h>
      <text:p text:style-name="P11">python manage.py migrate</text:p>
      <text:p text:style-name="P11"/>
      <text:p text:style-name="P11">python manage.py createsuperuser</text:p>
      <text:p text:style-name="P11">admin/welcome1</text:p>
      <text:p text:style-name="P11"/>
      <text:p text:style-name="P12">python manage.py makemigrations main</text:p>
      <text:p text:style-name="P12">python manage.py makemigrations i2c</text:p>
      <text:p text:style-name="P12">python manage.py makemigrations energy</text:p>
      <text:p text:style-name="P12">python manage.py makemigrations lighting</text:p>
      <text:p text:style-name="P12">python manage.py migrate</text:p>
      <text:p text:style-name="P12">python populate_i2c.py </text:p>
      <text:p text:style-name="P12">python populate_energy.py</text:p>
      <text:p text:style-name="P12">python populate_lighting.py</text:p>
      <text:p text:style-name="Standard"/>
      <text:p text:style-name="Standard"/>
      <text:p text:style-name="P30">When moving the data from a Mac, dos2unix was also needed</text:p>
      <text:p text:style-name="P30"/>
      <text:p text:style-name="P30">apt-get install dos2unix</text:p>
      <text:h text:style-name="P37" text:outline-level="1">Redis</text:h>
      <text:p text:style-name="P13"/>
      <text:p text:style-name="P15">pip install asgi_redis</text:p>
      <text:p text:style-name="P34">sudo apt-get install redis-server</text:p>
      <text:p text:style-name="P34"/>
      <text:p text:style-name="P15"/>
      <text:p text:style-name="P17">http://mjavery.blogspot.de/2016/05/setting-up-redis-on-raspberry-pi.html</text:p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P33"><text:s text:c="5"/>mkdir redis</text:p>
            <text:p text:style-name="P33"><text:s text:c="5"/>cd redis</text:p>
            <text:p text:style-name="P33"><text:s text:c="5"/>wget http://download.redis.io/redis-stable.tar.gz</text:p>
            <text:p text:style-name="P33"><text:s text:c="5"/>tar xzf redis-stable.tar.gz</text:p>
            <text:p text:style-name="P33"><text:s text:c="5"/>cd redis-stable/</text:p>
            <text:p text:style-name="P33"><text:s text:c="5"/>make</text:p>
            <text:p text:style-name="P33"><text:s text:c="5"/>cd src</text:p>
            <text:p text:style-name="P33"><text:s text:c="5"/>sudo cp</text:p>
            <text:p text:style-name="P33"><text:s text:c="5"/>sudo cp redis-server /usr/local/bin</text:p>
            <text:p text:style-name="P33"><text:s text:c="5"/>sudo cp redis-cli /usr/local/bin</text:p>
            <text:p text:style-name="P33"><text:s text:c="5"/>cd ..</text:p>
            <text:p text:style-name="P33"><text:s text:c="5"/>cd ..</text:p>
            <text:p text:style-name="P33"><text:s text:c="5"/>rm redis-stable.tar.gz</text:p>
            <text:p text:style-name="P33"><text:s text:c="5"/>cd redis-stable</text:p>
            <text:p text:style-name="P33"><text:s text:c="5"/>sudo mkdir /etc/redis</text:p>
            <text:p text:style-name="P33"><text:s text:c="5"/>sudo mkdir /var/redis</text:p>
            <text:p text:style-name="P33"><text:s text:c="5"/>sudo cp utils/redis_init_script /etc/init.d/redis_6379</text:p>
            <text:p text:style-name="P33"><text:s text:c="5"/>sudo cp redis.conf /etc/redis/6379.conf</text:p>
            <text:p text:style-name="P33"><text:s text:c="5"/>sudo mkdir /var/redis/6379</text:p>
            <text:p text:style-name="P33"><text:s text:c="5"/>sudo vi /etc/redis/6379.conf</text:p>
            <text:p text:style-name="P33"><text:s text:c="4"/>sudo update-rc.d redis_6379 defaults</text:p>
            <text:p text:style-name="P33"><text:s text:c="4"/>ps -ef | grep redis</text:p>
            <text:p text:style-name="P33"><text:s text:c="4"/>sudo redis-server /etc/redis/6379.conf</text:p>
            <text:p text:style-name="P33"/>
          </table:table-cell>
        </table:table-row>
      </table:table>
      <text:p text:style-name="P15"/>
      <text:p text:style-name="P15"/>
      <text:p text:style-name="P31">Interrupt Service</text:p>
      <text:p text:style-name="P22"><text:a xlink:type="simple" xlink:href="http://www.diegoacuna.me/how-to-run-a-script-as-a-service-in-raspberry-pi-raspbian-jessie/" text:style-name="Internet_20_link" text:visited-style-name="Visited_20_Internet_20_Link">http://www.diegoacuna.me/how-to-run-a-script-as-a-service-in-raspberry-pi-raspbian-jessie/</text:a></text:p>
      <text:p text:style-name="P22"/>
      <text:p text:style-name="P20">cd /lib/systemd/system/</text:p>
      <text:p text:style-name="P20">vi tl2c.service</text:p>
      <text:p text:style-name="P20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>[Unit]</text:p>
            <text:p text:style-name="P28">Description=TL2C I2C PIR Interrupt tracking service</text:p>
            <text:p text:style-name="P28">After=multi-user.target</text:p>
            <text:p text:style-name="P28"/>
            <text:p text:style-name="P28">[Service]</text:p>
            <text:p text:style-name="P28">Type=simple</text:p>
            <text:p text:style-name="P28">ExecStart=/bin/bash /var/local/tl2c/tl2c.sh</text:p>
            <text:p text:style-name="P28">Restart=on-abort</text:p>
            <text:p text:style-name="P28"/>
            <text:p text:style-name="P28">[Install]</text:p>
            <text:p text:style-name="P28">WantedBy=multi-user.target</text:p>
          </table:table-cell>
        </table:table-row>
      </table:table>
      <text:p text:style-name="P20"><text:soft-page-break/></text:p>
      <text:p text:style-name="P20"/>
      <text:p text:style-name="P21">sudo mkdir /var/local/tl2c</text:p>
      <text:p text:style-name="P21">sudo cp scripts/tl2c.sh /var/local/tl2c/</text:p>
      <text:p text:style-name="P21">sudo systemctl enable tl2c.service</text:p>
      <text:p text:style-name="P25">sudo systemctl start <text:span text:style-name="T3">tl2c.service</text:span></text:p>
      <text:p text:style-name="P25">sudo systemctl stop <text:span text:style-name="T3">tl2c.service</text:span></text:p>
      <text:p text:style-name="P21"/>
      <text:p text:style-name="P21"/>
      <text:p text:style-name="P23"/>
      <text:h text:style-name="Heading_20_1" text:outline-level="1">Running the server</text:h>
      <text:p text:style-name="P23">python manage.py runserver 0.0.0.0:8000</text:p>
      <text:p text:style-name="P23"/>
      <text:p text:style-name="P23">or...</text:p>
      <text:p text:style-name="P23"/>
      <text:p text:style-name="P23">manage.py runserver --noworker</text:p>
      <text:p text:style-name="P23">manage.py runworker</text:p>
      <text:p text:style-name="P21"/>
      <text:h text:style-name="P36" text:outline-level="1"/>
      <text:h text:style-name="P37" text:outline-level="1">PIP Freeze</text:h>
      <text:p text:style-name="P35"><text:span text:style-name="T4">sudo apt-get install apche2-dev</text:span><text:line-break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asgi-redis==1.4.2</text:p>
            <text:p text:style-name="P27">asgiref==1.1.2</text:p>
            <text:p text:style-name="P27">attrs==17.2.0</text:p>
            <text:p text:style-name="P27">autobahn==17.6.2</text:p>
            <text:p text:style-name="P27">Automat==0.6.0</text:p>
            <text:p text:style-name="P27">channels==1.1.5</text:p>
            <text:p text:style-name="P27">constantly==15.1.0</text:p>
            <text:p text:style-name="P27">cycler==0.10.0</text:p>
            <text:p text:style-name="P27">daphne==1.3.0</text:p>
            <text:p text:style-name="P27">Django==1.11.2</text:p>
            <text:p text:style-name="P27">django-pandas==0.4.3</text:p>
            <text:p text:style-name="P27">django-registration-redux==1.6</text:p>
            <text:p text:style-name="P27">hyperlink==17.2.1</text:p>
            <text:p text:style-name="P27">incremental==17.5.0</text:p>
            <text:p text:style-name="P27">matplotlib==2.0.2</text:p>
            <text:p text:style-name="P27">mod-wsgi==4.5.15</text:p>
            <text:p text:style-name="P27">mod-wsgi-httpd==2.4.23.2</text:p>
            <text:p text:style-name="P27">msgpack-python==0.4.8</text:p>
            <text:p text:style-name="P27">numpy==1.13.0</text:p>
            <text:p text:style-name="P27">olefile==0.44</text:p>
            <text:p text:style-name="P27">pandas==0.20.2</text:p>
            <text:p text:style-name="P27">Pillow==4.1.1</text:p>
            <text:p text:style-name="P27">pyparsing==2.2.0</text:p>
            <text:p text:style-name="P27">python-dateutil==2.6.0</text:p>
            <text:p text:style-name="P27">pytz==2017.2</text:p>
            <text:p text:style-name="P27">redis==2.10.5</text:p>
            <text:p text:style-name="P27">RPi.GPIO==0.6.3</text:p>
            <text:p text:style-name="P27">six==1.10.0</text:p>
            <text:p text:style-name="P27">Twisted==17.5.0</text:p>
            <text:p text:style-name="P27">txaio==2.8.0</text:p>
            <text:p text:style-name="P27">zope.interface==4.4.2</text:p>
          </table:table-cell>
        </table:table-row>
      </table:table>
      <text:p text:style-name="P12"/>
      <text:p text:style-name="P24"/>
      <text:p text:style-name="P24"/>
      <text:h text:style-name="P36" text:outline-level="1"/>
      <text:h text:style-name="P37" text:outline-level="1">Rebuilding the database</text:h>
      <text:p text:style-name="P26"/>
      <table:table table:name="Table3" table:style-name="Table3">
        <table:table-column table:style-name="Table3.A"/>
        <table:table-row>
          <table:table-cell table:style-name="Table3.A1" office:value-type="string">
            <text:p text:style-name="P32">sudo systemctl stop tl2c.service</text:p>
            <text:p text:style-name="P32"/>
            <text:p text:style-name="P32"># rm db.sqlite3</text:p>
            <text:p text:style-name="P32"># rm energy/migrations/[0-9]{4}_\w.py</text:p>
            <text:p text:style-name="P32"># rm i2c/migrations/[0-9]{4}_\w.py</text:p>
            <text:p text:style-name="P32"># rm main/migrations/[0-9]{4}_\w.py</text:p>
            <text:p text:style-name="P32"># rm lighting/migrations/[0-9]{4}_\w.py</text:p>
            <text:p text:style-name="P32"/>
            <text:p text:style-name="P32"/>
            <text:p text:style-name="P32">python manage.py migrate</text:p>
            <text:p text:style-name="P32"/>
            <text:p text:style-name="P32">python manage.py createsuperuser</text:p>
            <text:p text:style-name="P32">python manage.py makemigrations main</text:p>
            <text:p text:style-name="P32">python manage.py makemigrations i2c</text:p>
            <text:p text:style-name="P32">python manage.py makemigrations energy</text:p>
            <text:p text:style-name="P32">python manage.py makemigrations lighting</text:p>
            <text:p text:style-name="P32">python manage.py migrate</text:p>
            <text:p text:style-name="P32"/>
            <text:p text:style-name="P32">python populate_i2c.py</text:p>
            <text:p text:style-name="P32">python populate_energy.py</text:p>
            <text:p text:style-name="P32">python populate_lighting.py</text:p>
            <text:p text:style-name="P32"/>
            <text:p text:style-name="P32">sudo systemctl start tl2c.service</text:p>
          </table:table-cell>
        </table:table-row>
      </table:table>
      <text:p text:style-name="P26"/>
      <text:p text:style-name="P26"/>
      <text:h text:style-name="Heading_20_1" text:outline-level="1">MatPlotLib</text:h>
      <text:p text:style-name="P29"/>
      <text:h text:style-name="Heading_20_2" text:outline-level="2">Available styles</text:h>
      <text:p text:style-name="P29"/>
      <text:p text:style-name="P29">&gt;&gt;&gt; print(style.available)</text:p>
      <text:p text:style-name="P29">['grayscale', 'seaborn', 'seaborn-pastel', 'seaborn-dark', 'bmh', 'seaborn-notebook', 'seaborn-poster', 'seaborn-muted', 'seaborn-dark-palette', 'seaborn-paper', 'seaborn-ticks', 'seaborn-white', 'classic', 'fivethirtyeight', 'seaborn-deep', '_classic_test', 'seaborn-bright', 'ggplot', 'seaborn-whitegrid', 'seaborn-colorblind', 'dark_background', 'seaborn-darkgrid', 'seaborn-talk']</text:p>
      <text:p text:style-name="P29"/>
      <text:h text:style-name="Heading_20_2" text:outline-level="2">Style Locations</text:h>
      <text:p text:style-name="P29">&gt;&gt;&gt; import matplotlib.pyplot as plt</text:p>
      <text:p text:style-name="P29">&gt;&gt;&gt; plt.__file__</text:p>
      <text:p text:style-name="P29">'/home/steve/repositories/django/ourhouse_project/ourhouse_env/lib/python3.4/site-packages/matplotlib/pyplot.py'</text:p>
      <text:p text:style-name="P29"/>
      <text:p text:style-name="P29">/home/steve/repositories/django/ourhouse_project/ourhouse_env/lib/python3.4/site-packages/matplotlib/mpl-data/stylelib</text:p>
      <text:p text:style-name="P29"/>
      <text:p text:style-name="P29"><text:soft-page-break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06:19.195005173</meta:creation-date>
    <dc:date>2017-08-27T16:59:48.261907123</dc:date>
    <meta:editing-duration>PT10H53M10S</meta:editing-duration>
    <meta:editing-cycles>22</meta:editing-cycles>
    <meta:generator>LibreOffice/4.3.3.2$Linux_ARM_EABI LibreOffice_project/430m0$Build-2</meta:generator>
    <meta:document-statistic meta:table-count="4" meta:image-count="0" meta:object-count="0" meta:page-count="7" meta:paragraph-count="163" meta:word-count="503" meta:character-count="5116" meta:non-whitespace-character-count="4658"/>
  </office:meta>
</office:document-meta>
</file>